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f" svg:font-family="'Liberation Sheriff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09f89" officeooo:paragraph-rsid="00109f89"/>
    </style:style>
    <style:style style:name="P2" style:family="paragraph" style:parent-style-name="Standard">
      <style:text-properties officeooo:paragraph-rsid="00109f89"/>
    </style:style>
    <style:style style:name="T1" style:family="text">
      <style:text-properties officeooo:rsid="00109f89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109f89"/>
    </style:style>
    <style:style style:name="T4" style:family="text">
      <style:text-properties style:font-name="Liberation Sheriff" officeooo:rsid="00109f89"/>
    </style:style>
    <style:style style:name="T5" style:family="text">
      <style:text-properties style:font-name="Liberation Serif" fo:font-size="20pt" style:font-size-asian="20pt" style:font-size-complex="20pt"/>
    </style:style>
    <style:style style:name="T6" style:family="text">
      <style:text-properties style:font-name="Liberation Serif" fo:font-size="20pt" officeooo:rsid="00109f89" style:font-size-asian="20pt" style:font-size-complex="20pt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Liberation Serif" fo:font-size="14pt" officeooo:rsid="00109f8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<text:span text:style-name="T4">1º</text:span><text:span text:style-name="T8"> Un software e</text:span><text:span text:style-name="T7">s el conjunto de programas informáticos que actúan<text:line-break/>sobre el hardware para ejecutar lo que el usuario desee.</text:span></text:p>
      <text:p text:style-name="P1">2º <text:s/>Sistemas de software, software de programación y aplicaciones informáticas.</text:p>
      <text:p text:style-name="P2"><text:span text:style-name="T1">3º </text:span><text:bookmark text:name="page33R_mcid8"/><text:span text:style-name="T2">Es el proceso que ocurre desde que se concibe una idea hasta que el</text:span><text:line-break/><text:span text:style-name="T2">programa está implementado y funcionando en el ordenador.</text:span></text:p>
      <text:p text:style-name="P1">4º Análisis, diseño, codificación, pruebas, documentación, explotación y mantenimiento.</text:p>
      <text:p text:style-name="P2"><text:span text:style-name="T1">5º </text:span><text:bookmark text:name="page41R_mcid8"/><text:span text:style-name="T2">Es la forma de aplicar las etapas de desarrollo de software </text:span><text:span text:style-name="T3">y </text:span><text:bookmark text:name="page41R_mcid9"/><text:span text:style-name="T3">Siempre se debe aplicar un modelo de ciclo de vida al desarrollo de cualquier proyecto software.</text:span></text:p>
      <text:p text:style-name="P1"><text:span text:style-name="T3">6</text:span><text:span text:style-name="T2">º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heriff" svg:font-family="'Liberation Sheriff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36:36.473825374</meta:creation-date>
    <dc:date>2023-09-27T09:48:36.552096248</dc:date>
    <meta:editing-duration>PT12M2S</meta:editing-duration>
    <meta:editing-cycles>1</meta:editing-cycles>
    <meta:generator>LibreOffice/7.4.5.1$Linux_X86_64 LibreOffice_project/40$Build-1</meta:generator>
    <meta:document-statistic meta:table-count="0" meta:image-count="0" meta:object-count="0" meta:page-count="1" meta:paragraph-count="6" meta:word-count="93" meta:character-count="581" meta:non-whitespace-character-count="492"/>
  </office:meta>
</office:document-meta>
</file>